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a88e7" officeooo:paragraph-rsid="000a88e7"/>
    </style:style>
    <style:style style:name="P3" style:family="paragraph" style:parent-style-name="Text_20_body">
      <style:paragraph-properties fo:text-align="start" style:justify-single-word="false"/>
      <style:text-properties officeooo:rsid="000a88e7" officeooo:paragraph-rsid="000c9a43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a88e7" officeooo:paragraph-rsid="000a88e7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a88e7" officeooo:paragraph-rsid="000a88e7"/>
    </style:style>
    <style:style style:name="P7" style:family="paragraph" style:parent-style-name="Text_20_body" style:list-style-name="L1">
      <style:paragraph-properties fo:text-align="start" style:justify-single-word="false" fo:break-before="page"/>
      <style:text-properties officeooo:rsid="000a88e7" officeooo:paragraph-rsid="000a88e7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0a88e7" officeooo:paragraph-rsid="000a88e7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0a88e7" officeooo:paragraph-rsid="000c9a43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0a88e7" officeooo:paragraph-rsid="0010a987"/>
    </style:style>
    <style:style style:name="P11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0a88e7" officeooo:paragraph-rsid="000a88e7" style:font-weight-asian="normal" style:font-weight-complex="normal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0a987" officeooo:paragraph-rsid="0010a987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0a987" officeooo:paragraph-rsid="001110ed"/>
    </style:style>
    <style:style style:name="P14" style:family="paragraph" style:parent-style-name="Text_20_body">
      <style:paragraph-properties fo:text-align="start" style:justify-single-word="false"/>
      <style:text-properties officeooo:rsid="0010a987" officeooo:paragraph-rsid="0010a987"/>
    </style:style>
    <style:style style:name="P15" style:family="paragraph" style:parent-style-name="Text_20_body">
      <style:paragraph-properties fo:text-align="start" style:justify-single-word="false" fo:break-before="page"/>
      <style:text-properties officeooo:rsid="0010a987" officeooo:paragraph-rsid="0010a987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110ed" officeooo:paragraph-rsid="001110ed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1275a" officeooo:paragraph-rsid="0011275a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2691f" officeooo:paragraph-rsid="0012691f"/>
    </style:style>
    <style:style style:name="P19" style:family="paragraph" style:parent-style-name="Text_20_body">
      <style:paragraph-properties fo:text-align="start" style:justify-single-word="false"/>
      <style:text-properties officeooo:rsid="0012691f" officeooo:paragraph-rsid="0012691f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35880" officeooo:paragraph-rsid="00135880"/>
    </style:style>
    <style:style style:name="P21" style:family="paragraph" style:parent-style-name="Text_20_body" style:list-style-name="L2">
      <style:paragraph-properties fo:text-align="start" style:justify-single-word="false" fo:break-before="page"/>
      <style:text-properties officeooo:rsid="00135880" officeooo:paragraph-rsid="00135880"/>
    </style:style>
    <style:style style:name="P22" style:family="paragraph" style:parent-style-name="Text_20_body" style:list-style-name="">
      <style:paragraph-properties fo:line-height="115%" fo:text-align="start" style:justify-single-word="false"/>
      <style:text-properties officeooo:rsid="00135880" officeooo:paragraph-rsid="0013588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0c30ba"/>
    </style:style>
    <style:style style:name="T4" style:family="text">
      <style:text-properties officeooo:rsid="000c9a43"/>
    </style:style>
    <style:style style:name="T5" style:family="text">
      <style:text-properties officeooo:rsid="0010a987"/>
    </style:style>
    <style:style style:name="T6" style:family="text">
      <style:text-properties officeooo:rsid="000a88e7"/>
    </style:style>
    <style:style style:name="T7" style:family="text">
      <style:text-properties officeooo:rsid="001110e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ÉCONOMIE</text:h>
      <text:p text:style-name="P1"/>
      <text:p text:style-name="P2">Évolution du japon de l’après guerre à aujourd’hui</text:p>
      <text:p text:style-name="P2"/>
      <text:p text:style-name="P2"><text:span text:style-name="T1">1945 - 1956 → éco jap retrouve son niveau d’avant guerre</text:span> </text:p>
      <text:list xml:id="list945343817" text:style-name="L1">
        <text:list-item>
          <text:p text:style-name="P6">1945 : fin de l’empire colonial et début de l’occupation américaine</text:p>
          <text:list>
            <text:list-item>
              <text:p text:style-name="P6">système d’avant guerre donnait beaucoup de liberté aux entreprises privées</text:p>
            </text:list-item>
            <text:list-item>
              <text:p text:style-name="P6">mobilisation générale (1938) → renforcement du contrôle de l’état sur l’éco → concentrée vers l’effort de guerre …</text:p>
              <text:list>
                <text:list-item>
                  <text:p text:style-name="P6">ex : Secteur de l’électricité : bouleversement qui illustre la mainmise grandissante de l’État → compagnies privées fusionnent en une grande org gérée par l’état</text:p>
                </text:list-item>
                <text:list-item>
                  <text:p text:style-name="P6">Nationalisation des grandes entreprises → concerne ± tous les grands domaines nécessaires à l’effort de guerre</text:p>
                </text:list-item>
              </text:list>
            </text:list-item>
            <text:list-item>
              <text:p text:style-name="P6">Zaibatsu : grands conglomérats industriels contrôlés par une seule grande famille </text:p>
              <text:list>
                <text:list-item>
                  <text:p text:style-name="P6">détenaient environ 40% des capitaux à la fin de la guerre </text:p>
                </text:list-item>
                <text:list-item>
                  <text:p text:style-name="P6">→ à partir de 1945 : tentative de les démanteler mitigée par les US afin de conserver une puissance économique (Keiretsu ?) </text:p>
                </text:list-item>
              </text:list>
            </text:list-item>
            <text:list-item>
              <text:p text:style-name="P6">Réformes agraires assez douloureuses pour les paysans</text:p>
              <text:list>
                <text:list-item>
                  <text:p text:style-name="P6">Confiscation des terres aux propriétaires non-exploitants</text:p>
                </text:list-item>
                <text:list-item>
                  <text:p text:style-name="P6">Propriétaires exploitants pouvaient conserver seulement 3~4 hectares</text:p>
                </text:list-item>
                <text:list-item>
                  <text:p text:style-name="P6">→ but de redonner les terres aux paysans qui la travaillent</text:p>
                </text:list-item>
                <text:list-item>
                  <text:p text:style-name="P6">→ fait ré-émerger une classe moyenne paysanne, </text:p>
                </text:list-item>
                <text:list-item>
                  <text:p text:style-name="P6">→ réduit la dépendance alimentaire </text:p>
                </text:list-item>
                <text:list-item>
                  <text:p text:style-name="P6">mais extrême « morcellement » des terres : coûts d’exploitation élevés</text:p>
                  <text:list>
                    <text:list-item>
                      <text:p text:style-name="P6">→ pousse l’État à intervenir plus pour aider les agriculteurs</text:p>
                    </text:list-item>
                  </text:list>
                </text:list-item>
              </text:list>
            </text:list-item>
            <text:list-item>
              <text:p text:style-name="P6">Réformes démocratiques diverses </text:p>
              <text:list>
                <text:list-item>
                  <text:p text:style-name="P6">droit de vote pour les femmes</text:p>
                </text:list-item>
                <text:list-item>
                  <text:p text:style-name="P6">éducation</text:p>
                </text:list-item>
                <text:list-item>
                  <text:p text:style-name="P6">Liberté d’association syndicale </text:p>
                  <text:list>
                    <text:list-item>
                      <text:p text:style-name="P6">en 1948, ~= 50 % des travailleurs font partie d’un syndicat</text:p>
                    </text:list-item>
                  </text:list>
                </text:list-item>
                <text:list-item>
                  <text:p text:style-name="P6">→ Augmentation de la participation directe des citoyens dans l’économie du pays</text:p>
                  <text:p text:style-name="P7"/>
                </text:list-item>
              </text:list>
            </text:list-item>
          </text:list>
        </text:list-item>
        <text:list-item>
          <text:p text:style-name="P6">Reconstruction :</text:p>
          <text:list>
            <text:list-item>
              <text:p text:style-name="P6">Japon en mauvais état</text:p>
              <text:list>
                <text:list-item>
                  <text:p text:style-name="P6">Bombardements (villes détruites à 40 %, 1/4 des usines détruites…)</text:p>
                </text:list-item>
                <text:list-item>
                  <text:p text:style-name="P6"><text:s/>Hiroshima/Nagasaki</text:p>
                </text:list-item>
                <text:list-item>
                  <text:p text:style-name="P6">1946 : Taux de production ~= 1/7 de ce qu’il était</text:p>
                </text:list-item>
                <text:list-item>
                  <text:p text:style-name="P6">amputé de ses colonies pour l’approvisionnement (en matière 1eres industrielles)</text:p>
                  <text:list>
                    <text:list-item>
                      <text:p text:style-name="P6">Keisaseishanhoshiki ? = Système de production prioritaire</text:p>
                      <text:list>
                        <text:list-item>
                          <text:p text:style-name="P6">Charbon et métallurgie → deux domaines prioritaires</text:p>
                        </text:list-item>
                      </text:list>
                    </text:list-item>
                  </text:list>
                </text:list-item>
                <text:list-item>
                  <text:p text:style-name="P6">...</text:p>
                </text:list-item>
              </text:list>
            </text:list-item>
            <text:list-item>
              <text:p text:style-name="P6">Pays encore très peuplé mais concentré sur une sur surface habitable réduite</text:p>
            </text:list-item>
            <text:list-item>
              <text:p text:style-name="P6">Plan de restructuration (similaire au plan Marshall en Europe)</text:p>
              <text:list>
                <text:list-item>
                  <text:p text:style-name="P6">Aide financière et matérielle</text:p>
                </text:list-item>
                <text:list-item>
                  <text:p text:style-name="P6">but de relancer l’appareil productif</text:p>
                </text:list-item>
              </text:list>
            </text:list-item>
            <text:list-item>
              <text:p text:style-name="P6">Industrie </text:p>
              <text:list>
                <text:list-item>
                  <text:p text:style-name="P6">Avant guerre :</text:p>
                  <text:list>
                    <text:list-item>
                      <text:p text:style-name="P6">centrée sur le Textile (33 % - 1935 ; 7~8 % -1970)</text:p>
                    </text:list-item>
                  </text:list>
                </text:list-item>
                <text:list-item>
                  <text:p text:style-name="P6">Après guerre</text:p>
                  <text:list>
                    <text:list-item>
                      <text:p text:style-name="P6">+ centrée sur l’industrie lourde + automobi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1947 : création d’un système bancaire sur crédit pour la reconstruction</text:p>
          <text:list>
            <text:list-item>
              <text:p text:style-name="P6">→ Dévaluation de la monnaie → déflation</text:p>
            </text:list-item>
          </text:list>
        </text:list-item>
        <text:list-item>
          <text:p text:style-name="P6">1946~48 taux d’inflation énorme </text:p>
          <text:list>
            <text:list-item>
              <text:p text:style-name="P6">Prix des logements à Tokyo x8</text:p>
            </text:list-item>
          </text:list>
        </text:list-item>
        <text:list-item>
          <text:p text:style-name="P6">Fin des années 40 : Situation économique assez morose</text:p>
        </text:list-item>
        <text:list-item>
          <text:p text:style-name="P6">1950 : Guerre de Corée</text:p>
          <text:list>
            <text:list-item>
              <text:p text:style-name="P6">Industrie fortement sollicitée pour soutenir l’effort de guerre américain</text:p>
              <text:list>
                <text:list-item>
                  <text:p text:style-name="P6">automobile, matériel, …</text:p>
                </text:list-item>
              </text:list>
            </text:list-item>
          </text:list>
        </text:list-item>
        <text:list-item>
          <text:p text:style-name="P6">1952 : fin de l’occupation </text:p>
        </text:list-item>
        <text:list-item>
          <text:p text:style-name="P6">1953~54 : reprise de l’économie, forte croissance économie</text:p>
          <text:p text:style-name="P6"/>
        </text:list-item>
        <text:list-item>
          <text:p text:style-name="P6"/>
        </text:list-item>
        <text:list-item>
          <text:p text:style-name="P6"/>
        </text:list-item>
      </text:list>
      <text:p text:style-name="P2"><text:soft-page-break/></text:p>
      <text:p text:style-name="P4">1956~1973 : période de croissance économique:</text:p>
      <text:list xml:id="list151032440646404" text:continue-numbering="true" text:style-name="L1">
        <text:list-item>
          <text:p text:style-name="P6">1956 : L’État décrète la fin de la période « d’après-guerre »</text:p>
        </text:list-item>
        <text:list-item>
          <text:p text:style-name="P6">Apparition du « Système de 55 » : ….. ?</text:p>
        </text:list-item>
        <text:list-item>
          <text:p text:style-name="P6">années 1960s : </text:p>
          <text:list>
            <text:list-item>
              <text:p text:style-name="P6">Cabinet du 1<text:span text:style-name="T2">er</text:span> ministre Hayato se donne pour objectif de doubler les revenus de chaque citoyen japonais d’ici la fin des années 60</text:p>
              <text:list>
                <text:list-item>
                  <text:p text:style-name="P6">Revenu x2,3 en 6 ans</text:p>
                </text:list-item>
              </text:list>
            </text:list-item>
            <text:list-item>
              <text:p text:style-name="P6">Transition du charbon vers le pétrole pour la prod électrique dans des proportions démesurées</text:p>
              <text:list>
                <text:list-item>
                  <text:p text:style-name="P6">Secteur de la métallurgie dépendant du charbon </text:p>
                  <text:list>
                    <text:list-item>
                      <text:p text:style-name="P6">→ <text:s/>fait importer son charbon, déclin de l’exploitation sur place</text:p>
                    </text:list-item>
                    <text:list-item>
                      <text:p text:style-name="P6">→ fermeture des mines japonaises</text:p>
                    </text:list-item>
                    <text:list-item>
                      <text:p text:style-name="P6">→ grèves importantes des mineurs</text:p>
                    </text:list-item>
                  </text:list>
                </text:list-item>
              </text:list>
            </text:list-item>
            <text:list-item>
              <text:p text:style-name="P6">Apparition des maladies dues à la pollution </text:p>
              <text:list>
                <text:list-item>
                  <text:p text:style-name="P6">Les cas se multiplient dans les années 50~60</text:p>
                </text:list-item>
                <text:list-item>
                  <text:p text:style-name="P6">ex : Empoisonnement au mercure, ...</text:p>
                </text:list-item>
                <text:list-item>
                  <text:p text:style-name="P6">Gouvernement forcé d’agir et se doit d’adopter des lois face à la pollution</text:p>
                </text:list-item>
              </text:list>
            </text:list-item>
            <text:list-item>
              <text:p text:style-name="P6">Important exode rural </text:p>
              <text:list>
                <text:list-item>
                  <text:p text:style-name="P6">Déplacement des habitants des campagnes vers les villes</text:p>
                </text:list-item>
                <text:list-item>
                  <text:p text:style-name="P6">À partir des années 60 : baisse importante de la population paysanne</text:p>
                  <text:list>
                    <text:list-item>
                      <text:p text:style-name="P6">~15M en 1960</text:p>
                    </text:list-item>
                    <text:list-item>
                      <text:p text:style-name="P6">~10M en 1970</text:p>
                    </text:list-item>
                    <text:list-item>
                      <text:p text:style-name="P6">~4M en 2000</text:p>
                    </text:list-item>
                    <text:list-item>
                      <text:p text:style-name="P6">~2M en 2015</text:p>
                    </text:list-item>
                  </text:list>
                </text:list-item>
              </text:list>
            </text:list-item>
            <text:list-item>
              <text:p text:style-name="P6">Investissement des entreprises passe de + en + par le contrôle des banques depuis la guerre</text:p>
              <text:list>
                <text:list-item>
                  <text:p text:style-name="P6">Système du convoi : taux d’intérêt fixé par le gouvernement</text:p>
                </text:list-item>
                <text:list-item>
                  <text:p text:style-name="P6">→ forme de contrôle du système pour éviter la concurrence</text:p>
                </text:list-item>
                <text:list-item>
                  <text:p text:style-name="P6">1963 : Japon rejoint les pays signataires du GAT :</text:p>
                  <text:list>
                    <text:list-item>
                      <text:p text:style-name="P6">Organisme qui précède l’OMC dans les années 60</text:p>
                    </text:list-item>
                    <text:list-item>
                      <text:p text:style-name="P6">accord multilatéral de libre échange pour faciliter le commerce international (tarifs douaniers, …)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oft-page-break/>Ralentissement économique suite au choc pétrolier (1973~1990)</text:p>
      <text:list xml:id="list412802526" text:style-name="L2">
        <text:list-item>
          <text:p text:style-name="P11">Guerre du Kipour + pays de l’OPEP : Augmentation drastique du prix du baril</text:p>
          <text:list>
            <text:list-item>
              <text:p text:style-name="P11">Énorme crise car l’industrie s’était énormément basée sur le pétrole</text:p>
            </text:list-item>
          </text:list>
        </text:list-item>
        <text:list-item>
          <text:p text:style-name="P11">Abandon du syst. De taux fixe en 1973</text:p>
          <text:list>
            <text:list-item>
              <text:p text:style-name="P11">énorme renchérissement du YEN jusqu’en 1979</text:p>
              <text:list>
                <text:list-item>
                  <text:p text:style-name="P11">→ fort impact sur les exportations</text:p>
                </text:list-item>
                <text:list-item>
                  <text:p text:style-name="P11">→ délocalisation des entreprises japonaises vers l’étranger</text:p>
                </text:list-item>
              </text:list>
            </text:list-item>
          </text:list>
        </text:list-item>
        <text:list-item>
          <text:p text:style-name="P11">1974 : croissance négative pour la 1ère fois depuis l’après-guerre</text:p>
          <text:list>
            <text:list-item>
              <text:p text:style-name="P11">hausse du yen a finalement un effet positif : pas subi aussi fort l’augmentation du prix du pétrole</text:p>
            </text:list-item>
            <text:list-item>
              <text:p text:style-name="P11">retour de la croissance petit à petit puis stabilise à environ 4 % jusqu’en 1990 (éclatement de la bulle économique)</text:p>
            </text:list-item>
          </text:list>
        </text:list-item>
        <text:list-item>
          <text:p text:style-name="P8">~1975 : </text:p>
          <text:list>
            <text:list-item>
              <text:p text:style-name="P8">baisse du taux de fécondité</text:p>
              <text:list>
                <text:list-item>
                  <text:p text:style-name="P8">Entrevue du problème de population à venir</text:p>
                </text:list-item>
              </text:list>
            </text:list-item>
            <text:list-item>
              <text:p text:style-name="P8">Tanaka veut être réélu</text:p>
              <text:list>
                <text:list-item>
                  <text:p text:style-name="P8">Promet des réductions fiscales </text:p>
                </text:list-item>
                <text:list-item>
                  <text:p text:style-name="P8">veut baisser les recettes en sachant que les dépenses vont augmenter</text:p>
                </text:list-item>
                <text:list-item>
                  <text:p text:style-name="P8">émet de + en + d’obligations pour compenser le déficit d’entrées</text:p>
                  <text:list>
                    <text:list-item>
                      <text:p text:style-name="P8">→ explosion de la dette jap<text:span text:style-name="T3">onaise</text:span>.</text:p>
                    </text:list-item>
                    <text:list-item>
                      <text:p text:style-name="P9">→ Japon est encore a<text:span text:style-name="T3">ujour</text:span>d’<text:span text:style-name="T3">hui</text:span> un des pays les plus endettés au monde <text:span text:style-name="T4">(</text:span>~<text:span text:style-name="T4">250 % du PIB avant COVID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4"/>
      <text:p text:style-name="P15">CM 2</text:p>
      <text:p text:style-name="P14"/>
      <text:list xml:id="list151032678982087" text:continue-numbering="true" text:style-name="L2">
        <text:list-item>
          <text:p text:style-name="P12">Années 80</text:p>
          <text:list>
            <text:list-item>
              <text:p text:style-name="P12">Japan as Number 1</text:p>
              <text:list>
                <text:list-item>
                  <text:p text:style-name="P12">« Miracle économique » japonais</text:p>
                </text:list-item>
              </text:list>
            </text:list-item>
          </text:list>
        </text:list-item>
        <text:list-item>
          <text:p text:style-name="P12">Période de la bulle économique (1986<text:span text:style-name="T6">~</text:span>1991)</text:p>
          <text:list>
            <text:list-item>
              <text:p text:style-name="P12">Accords du Plaza (1985)</text:p>
            </text:list-item>
            <text:list-item>
              <text:p text:style-name="P12">Secteur automobile</text:p>
              <text:list>
                <text:list-item>
                  <text:p text:style-name="P12">Années 60 : </text:p>
                </text:list-item>
                <text:list-item>
                  <text:p text:style-name="P12">à partir des années 70 : </text:p>
                  <text:list>
                    <text:list-item>
                      <text:p text:style-name="P12">Production intérieure en forte croissance</text:p>
                    </text:list-item>
                    <text:list-item>
                      <text:p text:style-name="P10">~<text:span text:style-name="T5">50 % de cette production dédiée à l’exportation</text:span></text:p>
                    </text:list-item>
                    <text:list-item>
                      <text:p text:style-name="P12">US mal préparés à l’arrivée des voitures japonaises sur le marché</text:p>
                      <text:list>
                        <text:list-item>
                          <text:p text:style-name="P12">Voitures japonaises ont un grand succès aux US</text:p>
                          <text:list>
                            <text:list-item>
                              <text:p text:style-name="P12">Meilleure qualité, consomment moins, prix assez bas et moins taxées</text:p>
                            </text:list-item>
                            <text:list-item>
                              <text:p text:style-name="P12">marché américain : voitures lourdes qui consomment beaucoup et coûtent plus cher</text:p>
                              <text:list>
                                <text:list-item>
                                  <text:p text:style-name="P12">en parallèle : choc pétrolier « favorise » l’achat de voitures qui consomment moi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début de la délocalisation des usines japonaises</text:p>
                    </text:list-item>
                  </text:list>
                </text:list-item>
                <text:list-item>
                  <text:p text:style-name="P13">Années <text:span text:style-name="T7">8</text:span>0 :</text:p>
                  <text:list>
                    <text:list-item>
                      <text:p text:style-name="P16">Scènes fréquentes d’américains furieux qui détruisent des produits japonais (voiture et autres objets électroniques)</text:p>
                      <text:list>
                        <text:list-item>
                          <text:p text:style-name="P16">mouvement attisé par les syndicats ouvriers américains</text:p>
                        </text:list-item>
                        <text:list-item>
                          <text:p text:style-name="P16">Frictions d’origine économique mais qui prennent un dimension raciale</text:p>
                          <text:list>
                            <text:list-item>
                              <text:p text:style-name="P16">→ meurtre d’un sino-américain…</text:p>
                            </text:list-item>
                            <text:list-item>
                              <text:p text:style-name="P16">« japan-bashing »</text:p>
                            </text:list-item>
                          </text:list>
                        </text:list-item>
                        <text:list-item>
                          <text:p text:style-name="P16">« Rogne » des américains envers le Japon explicable de part le fait que le succès économique japonais avait été soutenu par les US :</text:p>
                          <text:list>
                            <text:list-item>
                              <text:p text:style-name="P17">Taux de change favorable aux exportations japonaises </text:p>
                            </text:list-item>
                            <text:list-item>
                              <text:p text:style-name="P17">accords de libre échange</text:p>
                            </text:list-item>
                            <text:list-item>
                              <text:p text:style-name="P17">transferts de technologies</text:p>
                            </text:list-item>
                            <text:list-item>
                              <text:p text:style-name="P17">« protectionnisme » dans le domaine agroalimentaire entre autres…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oft-page-break/>Dynamiques anti-japonaises croissantes</text:p>
                    </text:list-item>
                    <text:list-item>
                      <text:p text:style-name="P17">milieu des années 80 : Pression de + en + forte sur le gouvernement pour renforcer l’économie US</text:p>
                      <text:list>
                        <text:list-item>
                          <text:p text:style-name="P17">désir de faire baisser la valeur du $ afin de renforcer le commerce intérieur</text:p>
                        </text:list-item>
                      </text:list>
                    </text:list-item>
                    <text:list-item>
                      <text:p text:style-name="P17">1985 : Accords du Plaza ?</text:p>
                      <text:list>
                        <text:list-item>
                          <text:p text:style-name="P17">« G5 » afin de discuter des politiques économiques</text:p>
                          <text:list>
                            <text:list-item>
                              <text:p text:style-name="P17">US, Allemagne, …</text:p>
                            </text:list-item>
                            <text:list-item>
                              <text:p text:style-name="P17">consensus émerge afin de dévaloriser le Dollar par rapport au Yen</text:p>
                            </text:list-item>
                          </text:list>
                        </text:list-item>
                        <text:list-item>
                          <text:p text:style-name="P17">Accord défavorable pour l’économie d’exportation du Japon</text:p>
                          <text:list>
                            <text:list-item>
                              <text:p text:style-name="P17">Ne réagit pas spécialement mal par pragmatisme : Japon ne possède pas spécialement une « puissance politique » suffisante pour négocier</text:p>
                            </text:list-item>
                            <text:list-item>
                              <text:p text:style-name="P17">marque symbolique de la fin du besoin d’aide économique</text:p>
                            </text:list-item>
                          </text:list>
                        </text:list-item>
                        <text:list-item>
                          <text:p text:style-name="P17">Japon rentre dans une forme de récession</text:p>
                          <text:list>
                            <text:list-item>
                              <text:p text:style-name="P17">léger frein du PIB/ de la croissance du japon</text:p>
                            </text:list-item>
                            <text:list-item>
                              <text:p text:style-name="P17">Parti libéral démocrate : défenseur de la croissance</text:p>
                              <text:list>
                                <text:list-item>
                                  <text:p text:style-name="P17">question se pose : comment continuer à maintenir une forte dynamique économique quand le taux d’exportation baisse ?</text:p>
                                </text:list-item>
                                <text:list-item>
                                  <text:p text:style-name="P17">→ Banque (centrale) du Japon baisse ses taux d’emprunt :</text:p>
                                  <text:list>
                                    <text:list-item>
                                      <text:p text:style-name="P17">rend l’argent « plus facile » à emprunter</text:p>
                                    </text:list-item>
                                    <text:list-item>
                                      <text:p text:style-name="P17">impression de plus de monnaie afin de la dévaloriser</text:p>
                                    </text:list-item>
                                    <text:list-item>
                                      <text:p text:style-name="P17">→ afflux d’argent dans les entreprises japonaise : début de l’économie de la bull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1985<text:span text:style-name="T6">~</text:span>91 : <text:s/>période de la bulle </text:p>
      <text:list xml:id="list151032321425288" text:continue-numbering="true" text:style-name="L2">
        <text:list-item>
          <text:p text:style-name="P18">Entreprises investissent massivement dans l’immobilier</text:p>
          <text:list>
            <text:list-item>
              <text:p text:style-name="P18">Augmentation des prix du terrain (<text:span text:style-name="T6">~</text:span>x3 en deux ans)</text:p>
              <text:list>
                <text:list-item>
                  <text:p text:style-name="P18">→ conforte les entreprises </text:p>
                </text:list-item>
              </text:list>
            </text:list-item>
          </text:list>
        </text:list-item>
        <text:list-item>
          <text:p text:style-name="P20">Investir devient une pratique plus courante</text:p>
          <text:list>
            <text:list-item>
              <text:p text:style-name="P20">ex : Entrées au club de golf ?</text:p>
            </text:list-item>
            <text:list-item>
              <text:p text:style-name="P20">Indice Nikke ? (cotation en bourse en entreprises japonaises)</text:p>
            </text:list-item>
          </text:list>
        </text:list-item>
        <text:list-item>
          <text:p text:style-name="P20">période « euphorique »</text:p>
          <text:list>
            <text:list-item>
              <text:p text:style-name="P20">mais pas pour tous </text:p>
              <text:list>
                <text:list-item>
                  <text:p text:style-name="P20">→ creuse les inégalités sociales au Japon</text:p>
                </text:list-item>
              </text:list>
            </text:list-item>
          </text:list>
        </text:list-item>
      </text:list>
      <text:p text:style-name="P22"/>
      <text:list xml:id="list151031528677666" text:continue-numbering="true" text:style-name="L2">
        <text:list-item>
          <text:p text:style-name="P21">1989 : </text:p>
          <text:list>
            <text:list-item>
              <text:p text:style-name="P20">Tentative de maîtriser la hausse </text:p>
              <text:list>
                <text:list-item>
                  <text:p text:style-name="P20">→ ré-augmentation du taux d’emprunt</text:p>
                </text:list-item>
                <text:list-item>
                  <text:p text:style-name="P20">Met fin à la période des hauts prix des terrains</text:p>
                </text:list-item>
              </text:list>
            </text:list-item>
          </text:list>
        </text:list-item>
        <text:list-item>
          <text:p text:style-name="P20">Milieu des années 90 :</text:p>
          <text:list>
            <text:list-item>
              <text:p text:style-name="P20">…</text:p>
            </text:list-item>
            <text:list-item>
              <text:p text:style-name="P20">Peu de gens étaient capables d’analyser la situation</text:p>
            </text:list-item>
            <text:list-item>
              <text:p text:style-name="P20">→ réalisation en 97</text:p>
              <text:list>
                <text:list-item>
                  <text:p text:style-name="P20">Beaucoup de grande institutions financières font faillite</text:p>
                </text:list-item>
                <text:list-item>
                  <text:p text:style-name="P20">Fin du système de contrôle des banques par le gouvernement</text:p>
                </text:list-item>
                <text:list-item>
                  <text:p text:style-name="P20"/>
                </text:list-item>
              </text:list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15:00:18.780000000</dc:date>
    <meta:editing-duration>PT2H3M18S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7" meta:paragraph-count="171" meta:word-count="1494" meta:character-count="8367" meta:non-whitespace-character-count="7175"/>
  </office:meta>
</office:document-meta>
</file>